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aco"/>
    </style:style>
    <style:style style:name="P2" style:family="paragraph" style:parent-style-name="Standard">
      <style:text-properties style:use-window-font-color="true" style:font-name="Monaco" fo:font-size="12pt" style:font-name-asian="Helvetica" style:font-size-asian="12pt" style:font-name-complex="Helvetica" style:font-size-complex="12pt"/>
    </style:style>
    <style:style style:name="P3" style:family="paragraph" style:parent-style-name="Standard">
      <style:text-properties style:use-window-font-color="true" style:font-name="Monaco" fo:font-size="12pt" style:font-name-asian="Helvetica" style:font-size-asian="12pt" style:font-name-complex="Helvetica" style:font-size-complex="12pt"/>
    </style:style>
    <style:style style:name="T1" style:family="text">
      <style:text-properties style:use-window-font-color="true" fo:font-size="12pt" style:font-name-asian="Helvetica" style:font-size-asian="12pt" style:font-name-complex="Helvetica" style:font-size-complex="12pt"/>
    </style:style>
    <style:style style:name="T2" style:family="text">
      <style:text-properties fo:color="#000000" style:text-underline-style="none"/>
    </style:style>
    <style:style style:name="T3" style:family="text">
      <style:text-properties style:text-position="0% 100%" style:font-name="Times New Roman" fo:font-style="normal" fo:font-weight="normal" style:font-style-asian="normal" style:font-weight-asian="normal" style:font-style-complex="normal" style:font-weight-complex="normal"/>
    </style:style>
    <style:style style:name="T4" style:family="text">
      <style:text-properties style:text-position="0% 100%" style:font-name="Monaco"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html version</text:p>
      <text:p text:style-name="P1">8-14-09</text:p>
      <text:p text:style-name="P1">1) New addition to the tutorial "<text:span text:style-name="T1">installing Jmol pages on your server" (new file: Pages_to_server.html).</text:span></text:p>
      <text:p text:style-name="P2">2) New page with links and information on some alternative tools for generating Jmol web pages (new file: Alternatives.html).</text:p>
      <text:p text:style-name="P2">3) Tutorial index updated with link to "installing Jmol pages on your server" (Pages_to_server.html) as item #10 and "alternative tools for creating Jmol pages" (Alternatives.html) as item #13 (changed file: Tutorial_Index.html).</text:p>
      <text:p text:style-name="P2">4) Updated instructions on installing Jmol on a server (changed file: Installing_Applet.html).</text:p>
      <text:p text:style-name="P2">5) Update the drop-down menu file to include the new Pages_to_server.html link as item #10 and Alternatives.html link as #13 (changed file: Export_to_Web_Tutorial_Index_Menu.html).</text:p>
      <text:p text:style-name="P2">6) Update to the introduction to include a link to the page with information on alternative tools for creating Jmol pages (changed file: Export_to_Web_Tutorial.html).</text:p>
      <text:p text:style-name="P2">7) Updated the introduction to include a brief statement about planned future enhancements (changed file: Export_to_Web_Tutorial.html).</text:p>
      <text:p text:style-name="P2">8) Added missing comma to item 1 of "Getting Started" immediately after "haven't" (changed file: Export_to_Web_Tutorial.html).</text:p>
      <text:p text:style-name="P2">9) Replaced first occurrence of "right-click" with "right-click, cntrl-click on a one button mouse," (changed file: Export_to_Web_Tutorial.html).</text:p>
      <text:p text:style-name="P2">10) Updated scripts and web page for the "Make a ScriptButton" page to account for bug fixes in version 11.8 (changed files: mo_8.spt, mo_9.spt, HOMO_Comparison.spt).</text:p>
      <text:p text:style-name="P2">11) Updated "Commands and Scripting" page to account for bug fixes in version 11.8 (changed file: Jmol Commands and Scripting.html). Replaced <text:s/>"The example file contains mo's #1-49, try some" with "The last frame of the example file contains mo's #1-19, try some".</text:p>
      <text:p text:style-name="P2">12) Expanded "Getting Started" section of the tutorial introduction to include information on installing the Java Virtual Machine (primarily an issue for Linux) and added instructions for showing the file extensions in Windows, as some versions default to hiding extensions (changed file: Export_to_Web_Tutorial.html).</text:p>
      <text:p text:style-name="P2">13) <text:span text:style-name="T4">Removed incorrect external link to JavaScript in the notice at the end of the document (file changed: General Jmol View Manipulation.html).</text:span></text:p>
      <text:p text:style-name="P2"/>
      <text:p text:style-name="P2"><text:soft-page-break/>***JCE html version</text:p>
      <text:p text:style-name="P1">1) New addition to the tutorial "<text:span text:style-name="T1">installing Jmol pages on your server" (new file: Pages_to_server.html).</text:span></text:p>
      <text:p text:style-name="P2">2) New page with links and information on some alternative tools for generating Jmol web pages (new file: Alternatives.html).</text:p>
      <text:p text:style-name="P2">3) Tutorial index updated with link to "installing Jmol pages on your server" (Pages_to_server.html) as item #10 and "alternative tools for creating Jmol pages" (Alternatives.html) as item #13 (changed file: Tutorial_Index.html).</text:p>
      <text:p text:style-name="P2">4) Updated instructions on installing Jmol on a server (changed file: Installing_Applet.html).</text:p>
      <text:p text:style-name="P2">5) Update the drop-down menu file to include the new Pages_to_server.html link as item #10 and Alternatives.html link as #13 (changed file: Export_to_Web_Tutorial_Index_Menu.html).</text:p>
      <text:p text:style-name="P2">6) Update to the introduction to include a link to the page with information on alternative tools for creating Jmol pages (changed file: Export_to_Web_Tutorial.html).</text:p>
      <text:p text:style-name="P2">7) Updated the introduction to include a brief statement about planned future enhancements (changed file: Export_to_Web_Tutorial.html).</text:p>
      <text:p text:style-name="P2">8) Added missing comma to item 1 of "Getting Started" immediately after "haven't" (changed file: Export_to_Web_Tutorial.html).</text:p>
      <text:p text:style-name="P2">9) Replaced first occurrence of "right-click" with "right-click, cntrl-click on a one button mouse," (changed file: Export_to_Web_Tutorial.html).</text:p>
      <text:p text:style-name="P2">10) Updated the JmolApplet to version 11.8. <text:s/></text:p>
      <text:p text:style-name="P2">11) Updated scripts and web page for the "Make a ScriptButton" page to account for bug fixes in version 11.8 (changed files: mo_8.spt, mo_9.spt, HOMO_Comparison.spt).</text:p>
      <text:p text:style-name="P2">12) Updated "Commands and Scripting" page to account for bug fixes in version 11.8 (changed file: Jmol Commands and Scripting.html). Replaced <text:s/>"The example file contains mo's #1-49, try some" with "The last frame of the example file contains mo's #1-19, try some".</text:p>
      <text:p text:style-name="P2">13) Expanded "Getting Started" section of the tutorial introduction to include information on installing the Java Virtual Machine (primarily an issue for Linux) and added instructions for showing the file extensions in Windows, as some versions default to hiding extensions (changed file: Export_to_Web_Tutorial.html).</text:p>
      <text:p text:style-name="P2">14) <text:span text:style-name="T4">Removed incorrect external link to JavaScript in the notice at the end of the document (file changed: General Jmol View Manipulation.html).</text:span></text:p>
      <text:p text:style-name="P2"/>
      <text:p text:style-name="P2"><text:soft-page-break/>***Printed version</text:p>
      <text:p text:style-name="P2">1) Page 4, item 5, last step of the "more difficult" section changed "in step 1" to "in the first step" as suggested by the reviewer.</text:p>
      <text:p text:style-name="P2">2) Page 1 after 3rd sentence of the introduction ending in " some hand coding" <text:s/>added the sentence:</text:p>
      <text:p text:style-name="P2"><text:s/>"There are also some <text:a xlink:type="simple" xlink:href="../%20"><text:span text:style-name="T2">alternative packages for generating Jmol based web pages</text:span></text:a> that require additional software or operate from servers (see appendix 9-later became appendix 10, see item 4).</text:p>
      <text:p text:style-name="P2">3) Added appendix 9 and shifted appendix 9 to appendix 10. <text:s/>The new appendix 9 is a list of alternative packages for generating Jmol based web pages with a brief description of each package.</text:p>
      <text:p text:style-name="P2">4) Added appendix 7 and shifted appendices 7-10 to 8 - 11. <text:s/>The new appendix 7 is instructions on installing Jmol pages on a web server. <text:s/>This includes a suggestion to discuss this with your web administrator, if you do not know how your server is set up.</text:p>
      <text:p text:style-name="P2">5) Updated appendix 6 (installing Jmol on a server) to include the same suggestions about uploading software and talking to the server administrator as appendix 7.</text:p>
      <text:p text:style-name="P2">6) Updated the introduction immediately following figures 1 and 2 to include a brief statement about possible future enhancements.</text:p>
      <text:p text:style-name="P2">7) Added missing comma to item 1 of "Getting Started" immediately after "haven't".</text:p>
      <text:p text:style-name="P2">8) Updated appendix 3: "Using Commands in the Script Window" to reflect a bug fix in version 11.8. <text:s/>Replaced <text:s/>"The example file contains mo's #1-49, try some" with "The last frame of the example file contains mo's #1-19, try some".</text:p>
      <text:p text:style-name="P2">9) Expanded "Getting Started" section of the tutorial introduction to include information on installing the Java Virtual Machine (primarily an issue for Linux) and added instructions for showing the file extensions in Windows, as some versions default to hiding ext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4T11:16:32</meta:creation-date>
    <dc:date>2009-09-01T14:12:01</dc:date>
    <meta:editing-duration>PT16H45M16S</meta:editing-duration>
    <meta:editing-cycles>42</meta:editing-cycles>
    <meta:generator>OpenOffice.org/3.1$Unix OpenOffice.org_project/310m11$Build-9399</meta:generator>
    <meta:document-statistic meta:table-count="0" meta:image-count="0" meta:object-count="0" meta:page-count="3" meta:paragraph-count="41" meta:word-count="919" meta:character-count="6247"/>
  </office:meta>
</office:document-meta>
</file>